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/>
    <style:font-face style:name="Nachlieli CLM" svg:font-family="'Nachlieli CLM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T1" style:family="text">
      <style:text-properties style:font-name="Liberation Serif" style:font-name-asian="NSimSun" style:font-name-complex="Lucida Sans"/>
    </style:style>
    <style:style style:name="gr1" style:family="graphic">
      <style:graphic-properties draw:stroke="solid" svg:stroke-color="#000000" draw:fill="none" draw:fill-color="#ffffff" fo:min-height="0.79cm" style:protect="siz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1" draw:style-name="gr1" draw:text-style-name="P1" svg:width="3.001cm" svg:height="0.791cm" svg:x="1.24cm" svg:y="0.379cm"><draw:text-box><text:p text:style-name="P2">µ<text:span text:style-name="T1">F </text:span></text:p></draw:text-box></draw:frame><draw:frame text:anchor-type="paragraph" draw:z-index="1" draw:name="Form1_0" draw:style-name="gr1" draw:text-style-name="P1" svg:width="3.001cm" svg:height="0.791cm" svg:x="1.24cm" svg:y="1.169cm"><draw:text-box><text:p text:style-name="P2">µ<text:span text:style-name="T1">F </text:span></text:p></draw:text-box></draw:frame><draw:frame text:anchor-type="paragraph" draw:z-index="2" draw:name="Form1_1" draw:style-name="gr1" draw:text-style-name="P1" svg:width="3.001cm" svg:height="0.791cm" svg:x="1.24cm" svg:y="1.96cm"><draw:text-box><text:p text:style-name="P2">µ<text:span text:style-name="T1">F </text:span></text:p></draw:text-box></draw:frame><draw:frame text:anchor-type="paragraph" draw:z-index="3" draw:name="Form1_2" draw:style-name="gr1" draw:text-style-name="P1" svg:width="3.001cm" svg:height="0.791cm" svg:x="1.24cm" svg:y="2.75cm"><draw:text-box><text:p text:style-name="P2">µ<text:span text:style-name="T1">F </text:span></text:p></draw:text-box></draw:frame><draw:frame text:anchor-type="paragraph" draw:z-index="4" draw:name="Form1_3" draw:style-name="gr1" draw:text-style-name="P1" svg:width="3.001cm" svg:height="0.791cm" svg:x="1.24cm" svg:y="3.54cm"><draw:text-box><text:p text:style-name="P2">µ<text:span text:style-name="T1">F </text:span></text:p></draw:text-box></draw:frame><draw:frame text:anchor-type="paragraph" draw:z-index="5" draw:name="Form1_4" draw:style-name="gr1" draw:text-style-name="P1" svg:width="3.001cm" svg:height="0.791cm" svg:x="1.24cm" svg:y="4.33cm"><draw:text-box><text:p text:style-name="P2">µ<text:span text:style-name="T1">F </text:span></text:p></draw:text-box></draw:frame><draw:frame text:anchor-type="paragraph" draw:z-index="6" draw:name="Form1_5" draw:style-name="gr1" draw:text-style-name="P1" svg:width="3.001cm" svg:height="0.791cm" svg:x="1.24cm" svg:y="0.379cm"><draw:text-box><text:p text:style-name="P2">µ<text:span text:style-name="T1">F </text:span></text:p></draw:text-box></draw:frame><draw:frame text:anchor-type="paragraph" draw:z-index="7" draw:name="Form1_6" draw:style-name="gr1" draw:text-style-name="P1" svg:width="3.001cm" svg:height="0.791cm" svg:x="1.24cm" svg:y="4.33cm"><draw:text-box><text:p text:style-name="P2">µ<text:span text:style-name="T1">F </text:span></text:p></draw:text-box></draw:frame><draw:frame text:anchor-type="paragraph" draw:z-index="8" draw:name="Form1_7" draw:style-name="gr1" draw:text-style-name="P1" svg:width="3.001cm" svg:height="0.791cm" svg:x="1.24cm" svg:y="5.911cm"><draw:text-box><text:p text:style-name="P2">µ<text:span text:style-name="T1">F </text:span></text:p></draw:text-box></draw:frame><draw:frame text:anchor-type="paragraph" draw:z-index="9" draw:name="Form1_8" draw:style-name="gr1" draw:text-style-name="P1" svg:width="3.001cm" svg:height="0.791cm" svg:x="1.24cm" svg:y="6.701cm"><draw:text-box><text:p text:style-name="P2">µ<text:span text:style-name="T1">F </text:span></text:p></draw:text-box></draw:frame><draw:frame text:anchor-type="paragraph" draw:z-index="10" draw:name="Form1_9" draw:style-name="gr1" draw:text-style-name="P1" svg:width="3.001cm" svg:height="0.791cm" svg:x="1.24cm" svg:y="7.491cm"><draw:text-box><text:p text:style-name="P2">µ<text:span text:style-name="T1">F </text:span></text:p></draw:text-box></draw:frame><draw:frame text:anchor-type="paragraph" draw:z-index="11" draw:name="Form1_10" draw:style-name="gr1" draw:text-style-name="P1" svg:width="3.001cm" svg:height="0.791cm" svg:x="1.24cm" svg:y="8.281cm"><draw:text-box><text:p text:style-name="P2">µ<text:span text:style-name="T1">F </text:span></text:p></draw:text-box></draw:frame><draw:frame text:anchor-type="paragraph" draw:z-index="12" draw:name="Form1_11" draw:style-name="gr1" draw:text-style-name="P1" svg:width="3.001cm" svg:height="0.791cm" svg:x="1.24cm" svg:y="5.121cm"><draw:text-box><text:p text:style-name="P2">µ<text:span text:style-name="T1">F </text:span></text:p></draw:text-box></draw:frame><draw:frame text:anchor-type="paragraph" draw:z-index="13" draw:name="Form1_12" draw:style-name="gr1" draw:text-style-name="P1" svg:width="3.001cm" svg:height="0.791cm" svg:x="1.24cm" svg:y="9.072cm"><draw:text-box><text:p text:style-name="P2">µ<text:span text:style-name="T1">F </text:span></text:p></draw:text-box></draw:frame><draw:frame text:anchor-type="paragraph" draw:z-index="14" draw:name="Form1_13" draw:style-name="gr1" draw:text-style-name="P1" svg:width="3.001cm" svg:height="0.791cm" svg:x="1.24cm" svg:y="10.652cm"><draw:text-box><text:p text:style-name="P2">µ<text:span text:style-name="T1">F </text:span></text:p></draw:text-box></draw:frame><draw:frame text:anchor-type="paragraph" draw:z-index="15" draw:name="Form1_14" draw:style-name="gr1" draw:text-style-name="P1" svg:width="3.001cm" svg:height="0.791cm" svg:x="1.24cm" svg:y="11.442cm"><draw:text-box><text:p text:style-name="P2">µ<text:span text:style-name="T1">F </text:span></text:p></draw:text-box></draw:frame><draw:frame text:anchor-type="paragraph" draw:z-index="16" draw:name="Form1_15" draw:style-name="gr1" draw:text-style-name="P1" svg:width="3.001cm" svg:height="0.791cm" svg:x="1.24cm" svg:y="12.233cm"><draw:text-box><text:p text:style-name="P2">µ<text:span text:style-name="T1">F </text:span></text:p></draw:text-box></draw:frame><draw:frame text:anchor-type="paragraph" draw:z-index="17" draw:name="Form1_16" draw:style-name="gr1" draw:text-style-name="P1" svg:width="3.001cm" svg:height="0.791cm" svg:x="1.24cm" svg:y="13.023cm"><draw:text-box><text:p text:style-name="P2">µ<text:span text:style-name="T1">F </text:span></text:p></draw:text-box></draw:frame><draw:frame text:anchor-type="paragraph" draw:z-index="18" draw:name="Form1_17" draw:style-name="gr1" draw:text-style-name="P1" svg:width="3.001cm" svg:height="0.791cm" svg:x="1.24cm" svg:y="9.862cm"><draw:text-box><text:p text:style-name="P2">µ<text:span text:style-name="T1">F </text:span></text:p></draw:text-box></draw:frame><draw:frame text:anchor-type="paragraph" draw:z-index="19" draw:name="Form1_18" draw:style-name="gr1" draw:text-style-name="P1" svg:width="3.001cm" svg:height="0.791cm" svg:x="1.24cm" svg:y="13.813cm"><draw:text-box><text:p text:style-name="P2">µ<text:span text:style-name="T1">F </text:span></text:p></draw:text-box></draw:frame><draw:frame text:anchor-type="paragraph" draw:z-index="20" draw:name="Form1_19" draw:style-name="gr1" draw:text-style-name="P1" svg:width="3.001cm" svg:height="0.791cm" svg:x="1.24cm" svg:y="15.393cm"><draw:text-box><text:p text:style-name="P2">µ<text:span text:style-name="T1">F </text:span></text:p></draw:text-box></draw:frame><draw:frame text:anchor-type="paragraph" draw:z-index="21" draw:name="Form1_20" draw:style-name="gr1" draw:text-style-name="P1" svg:width="3.001cm" svg:height="0.791cm" svg:x="1.24cm" svg:y="16.184cm"><draw:text-box><text:p text:style-name="P2">µ<text:span text:style-name="T1">F </text:span></text:p></draw:text-box></draw:frame><draw:frame text:anchor-type="paragraph" draw:z-index="22" draw:name="Form1_21" draw:style-name="gr1" draw:text-style-name="P1" svg:width="3.001cm" svg:height="0.791cm" svg:x="1.24cm" svg:y="16.974cm"><draw:text-box><text:p text:style-name="P2">µ<text:span text:style-name="T1">F </text:span></text:p></draw:text-box></draw:frame><draw:frame text:anchor-type="paragraph" draw:z-index="23" draw:name="Form1_22" draw:style-name="gr1" draw:text-style-name="P1" svg:width="3.001cm" svg:height="0.791cm" svg:x="1.24cm" svg:y="17.764cm"><draw:text-box><text:p text:style-name="P2">µ<text:span text:style-name="T1">F </text:span></text:p></draw:text-box></draw:frame><draw:frame text:anchor-type="paragraph" draw:z-index="24" draw:name="Form1_23" draw:style-name="gr1" draw:text-style-name="P1" svg:width="3.001cm" svg:height="0.791cm" svg:x="1.24cm" svg:y="14.603cm"><draw:text-box><text:p text:style-name="P2">µ<text:span text:style-name="T1">F </text:span></text:p></draw:text-box></draw:frame><draw:frame text:anchor-type="paragraph" draw:z-index="25" draw:name="Form1_24" draw:style-name="gr1" draw:text-style-name="P1" svg:width="3.001cm" svg:height="0.791cm" svg:x="1.24cm" svg:y="18.554cm"><draw:text-box><text:p text:style-name="P2">µ<text:span text:style-name="T1">F </text:span></text:p></draw:text-box></draw:frame><draw:frame text:anchor-type="paragraph" draw:z-index="26" draw:name="Form1_25" draw:style-name="gr1" draw:text-style-name="P1" svg:width="3.001cm" svg:height="0.791cm" svg:x="7.241cm" svg:y="1.169cm"><draw:text-box><text:p text:style-name="P2"/></draw:text-box></draw:frame><draw:frame text:anchor-type="paragraph" draw:z-index="27" draw:name="Form1_26" draw:style-name="gr1" draw:text-style-name="P1" svg:width="3.001cm" svg:height="0.791cm" svg:x="7.241cm" svg:y="1.96cm"><draw:text-box><text:p text:style-name="P2"><text:span text:style-name="T1"><text:s/></text:span></text:p></draw:text-box></draw:frame><draw:frame text:anchor-type="paragraph" draw:z-index="28" draw:name="Form1_27" draw:style-name="gr1" draw:text-style-name="P1" svg:width="3.001cm" svg:height="0.791cm" svg:x="7.241cm" svg:y="2.75cm"><draw:text-box><text:p text:style-name="P2"/></draw:text-box></draw:frame><draw:frame text:anchor-type="paragraph" draw:z-index="29" draw:name="Form1_28" draw:style-name="gr1" draw:text-style-name="P1" svg:width="3.001cm" svg:height="0.791cm" svg:x="7.241cm" svg:y="3.54cm"><draw:text-box><text:p text:style-name="P2"/></draw:text-box></draw:frame><draw:frame text:anchor-type="paragraph" draw:z-index="30" draw:name="Form1_29" draw:style-name="gr1" draw:text-style-name="P1" svg:width="3.001cm" svg:height="0.791cm" svg:x="7.241cm" svg:y="0.379cm"><draw:text-box><text:p text:style-name="P2"/></draw:text-box></draw:frame><draw:frame text:anchor-type="paragraph" draw:z-index="31" draw:name="Form1_30" draw:style-name="gr1" draw:text-style-name="P1" svg:width="3.001cm" svg:height="0.791cm" svg:x="7.241cm" svg:y="4.33cm"><draw:text-box><text:p text:style-name="P2"/></draw:text-box></draw:frame><draw:frame text:anchor-type="paragraph" draw:z-index="32" draw:name="Form1_31" draw:style-name="gr1" draw:text-style-name="P1" svg:width="3.001cm" svg:height="0.791cm" svg:x="7.241cm" svg:y="5.911cm"><draw:text-box><text:p text:style-name="P2"/></draw:text-box></draw:frame><draw:frame text:anchor-type="paragraph" draw:z-index="33" draw:name="Form1_32" draw:style-name="gr1" draw:text-style-name="P1" svg:width="3.001cm" svg:height="0.791cm" svg:x="7.241cm" svg:y="6.701cm"><draw:text-box><text:p text:style-name="P2"/></draw:text-box></draw:frame><draw:frame text:anchor-type="paragraph" draw:z-index="34" draw:name="Form1_33" draw:style-name="gr1" draw:text-style-name="P1" svg:width="3.001cm" svg:height="0.791cm" svg:x="7.241cm" svg:y="7.491cm"><draw:text-box><text:p text:style-name="P2"/></draw:text-box></draw:frame><draw:frame text:anchor-type="paragraph" draw:z-index="35" draw:name="Form1_34" draw:style-name="gr1" draw:text-style-name="P1" svg:width="3.001cm" svg:height="0.791cm" svg:x="7.241cm" svg:y="8.281cm"><draw:text-box><text:p text:style-name="P2"/></draw:text-box></draw:frame><draw:frame text:anchor-type="paragraph" draw:z-index="36" draw:name="Form1_35" draw:style-name="gr1" draw:text-style-name="P1" svg:width="3.001cm" svg:height="0.791cm" svg:x="7.241cm" svg:y="5.121cm"><draw:text-box><text:p text:style-name="P2"><text:span text:style-name="T1"><text:s/></text:span></text:p></draw:text-box></draw:frame><draw:frame text:anchor-type="paragraph" draw:z-index="37" draw:name="Form1_36" draw:style-name="gr1" draw:text-style-name="P1" svg:width="3.001cm" svg:height="0.791cm" svg:x="7.241cm" svg:y="9.072cm"><draw:text-box><text:p text:style-name="P2"/></draw:text-box></draw:frame><draw:frame text:anchor-type="paragraph" draw:z-index="38" draw:name="Form1_37" draw:style-name="gr1" draw:text-style-name="P1" svg:width="3.001cm" svg:height="0.791cm" svg:x="7.241cm" svg:y="10.652cm"><draw:text-box><text:p text:style-name="P2"/></draw:text-box></draw:frame><draw:frame text:anchor-type="paragraph" draw:z-index="39" draw:name="Form1_38" draw:style-name="gr1" draw:text-style-name="P1" svg:width="3.001cm" svg:height="0.791cm" svg:x="7.241cm" svg:y="12.233cm"><draw:text-box><text:p text:style-name="P2"/></draw:text-box></draw:frame><draw:frame text:anchor-type="paragraph" draw:z-index="40" draw:name="Form1_39" draw:style-name="gr1" draw:text-style-name="P1" svg:width="3.001cm" svg:height="0.791cm" svg:x="7.241cm" svg:y="13.023cm"><draw:text-box><text:p text:style-name="P2"/></draw:text-box></draw:frame><draw:frame text:anchor-type="paragraph" draw:z-index="41" draw:name="Form1_40" draw:style-name="gr1" draw:text-style-name="P1" svg:width="3.001cm" svg:height="0.791cm" svg:x="7.241cm" svg:y="9.862cm"><draw:text-box><text:p text:style-name="P2"/></draw:text-box></draw:frame><draw:frame text:anchor-type="paragraph" draw:z-index="42" draw:name="Form1_41" draw:style-name="gr1" draw:text-style-name="P1" svg:width="3.001cm" svg:height="0.791cm" svg:x="7.241cm" svg:y="13.813cm"><draw:text-box><text:p text:style-name="P2"/></draw:text-box></draw:frame><draw:frame text:anchor-type="paragraph" draw:z-index="43" draw:name="Form1_42" draw:style-name="gr1" draw:text-style-name="P1" svg:width="3.001cm" svg:height="0.791cm" svg:x="7.241cm" svg:y="15.393cm"><draw:text-box><text:p text:style-name="P2"/></draw:text-box></draw:frame><draw:frame text:anchor-type="paragraph" draw:z-index="44" draw:name="Form1_43" draw:style-name="gr1" draw:text-style-name="P1" svg:width="3.001cm" svg:height="0.791cm" svg:x="7.241cm" svg:y="16.184cm"><draw:text-box><text:p text:style-name="P2"/></draw:text-box></draw:frame><draw:frame text:anchor-type="paragraph" draw:z-index="45" draw:name="Form1_44" draw:style-name="gr1" draw:text-style-name="P1" svg:width="3.001cm" svg:height="0.791cm" svg:x="7.241cm" svg:y="16.974cm"><draw:text-box><text:p text:style-name="P2"/></draw:text-box></draw:frame><draw:frame text:anchor-type="paragraph" draw:z-index="46" draw:name="Form1_45" draw:style-name="gr1" draw:text-style-name="P1" svg:width="3.001cm" svg:height="0.791cm" svg:x="7.241cm" svg:y="17.764cm"><draw:text-box><text:p text:style-name="P2"/></draw:text-box></draw:frame><draw:frame text:anchor-type="paragraph" draw:z-index="47" draw:name="Form1_46" draw:style-name="gr1" draw:text-style-name="P1" svg:width="3.001cm" svg:height="0.791cm" svg:x="7.241cm" svg:y="14.603cm"><draw:text-box><text:p text:style-name="P2"><text:span text:style-name="T1"><text:s/></text:span></text:p></draw:text-box></draw:frame><draw:frame text:anchor-type="paragraph" draw:z-index="48" draw:name="Form1_47" draw:style-name="gr1" draw:text-style-name="P1" svg:width="3.001cm" svg:height="0.791cm" svg:x="7.241cm" svg:y="18.554cm"><draw:text-box><text:p text:style-name="P2"/></draw:text-box></draw:frame><draw:frame text:anchor-type="paragraph" draw:z-index="49" draw:name="Form1_48" draw:style-name="gr1" draw:text-style-name="P1" svg:width="3.001cm" svg:height="0.791cm" svg:x="4.24cm" svg:y="1.169cm"><draw:text-box><text:p text:style-name="P2">Ω </text:p></draw:text-box></draw:frame><draw:frame text:anchor-type="paragraph" draw:z-index="50" draw:name="Form1_49" draw:style-name="gr1" draw:text-style-name="P1" svg:width="3.001cm" svg:height="0.791cm" svg:x="4.24cm" svg:y="1.96cm"><draw:text-box><text:p text:style-name="P2">Ω </text:p></draw:text-box></draw:frame><draw:frame text:anchor-type="paragraph" draw:z-index="51" draw:name="Form1_50" draw:style-name="gr1" draw:text-style-name="P1" svg:width="3.001cm" svg:height="0.791cm" svg:x="4.24cm" svg:y="2.75cm"><draw:text-box><text:p text:style-name="P2">Ω </text:p></draw:text-box></draw:frame><draw:frame text:anchor-type="paragraph" draw:z-index="52" draw:name="Form1_51" draw:style-name="gr1" draw:text-style-name="P1" svg:width="3.001cm" svg:height="0.791cm" svg:x="4.24cm" svg:y="3.54cm"><draw:text-box><text:p text:style-name="P2">Ω </text:p></draw:text-box></draw:frame><draw:frame text:anchor-type="paragraph" draw:z-index="53" draw:name="Form1_52" draw:style-name="gr1" draw:text-style-name="P1" svg:width="3.001cm" svg:height="0.791cm" svg:x="4.24cm" svg:y="0.379cm"><draw:text-box><text:p text:style-name="P2"><text:span text:style-name="T1">Ω </text:span></text:p></draw:text-box></draw:frame><draw:frame text:anchor-type="paragraph" draw:z-index="54" draw:name="Form1_53" draw:style-name="gr1" draw:text-style-name="P1" svg:width="3.001cm" svg:height="0.791cm" svg:x="4.24cm" svg:y="4.33cm"><draw:text-box><text:p text:style-name="P2">Ω </text:p></draw:text-box></draw:frame><draw:frame text:anchor-type="paragraph" draw:z-index="55" draw:name="Form1_54" draw:style-name="gr1" draw:text-style-name="P1" svg:width="3.001cm" svg:height="0.791cm" svg:x="4.24cm" svg:y="5.911cm"><draw:text-box><text:p text:style-name="P2">Ω </text:p></draw:text-box></draw:frame><draw:frame text:anchor-type="paragraph" draw:z-index="56" draw:name="Form1_55" draw:style-name="gr1" draw:text-style-name="P1" svg:width="3.001cm" svg:height="0.791cm" svg:x="4.24cm" svg:y="6.701cm"><draw:text-box><text:p text:style-name="P2">Ω </text:p></draw:text-box></draw:frame><draw:frame text:anchor-type="paragraph" draw:z-index="57" draw:name="Form1_56" draw:style-name="gr1" draw:text-style-name="P1" svg:width="3.001cm" svg:height="0.791cm" svg:x="4.24cm" svg:y="7.491cm"><draw:text-box><text:p text:style-name="P2">Ω </text:p></draw:text-box></draw:frame><draw:frame text:anchor-type="paragraph" draw:z-index="58" draw:name="Form1_57" draw:style-name="gr1" draw:text-style-name="P1" svg:width="3.001cm" svg:height="0.791cm" svg:x="4.24cm" svg:y="8.281cm"><draw:text-box><text:p text:style-name="P2">Ω </text:p></draw:text-box></draw:frame><draw:frame text:anchor-type="paragraph" draw:z-index="59" draw:name="Form1_58" draw:style-name="gr1" draw:text-style-name="P1" svg:width="3.001cm" svg:height="0.791cm" svg:x="4.24cm" svg:y="5.121cm"><draw:text-box><text:p text:style-name="P2">Ω </text:p></draw:text-box></draw:frame><draw:frame text:anchor-type="paragraph" draw:z-index="60" draw:name="Form1_59" draw:style-name="gr1" draw:text-style-name="P1" svg:width="3.001cm" svg:height="0.791cm" svg:x="4.24cm" svg:y="9.072cm"><draw:text-box><text:p text:style-name="P2">kΩ </text:p></draw:text-box></draw:frame><draw:frame text:anchor-type="paragraph" draw:z-index="61" draw:name="Form1_60" draw:style-name="gr1" draw:text-style-name="P1" svg:width="3.001cm" svg:height="0.791cm" svg:x="4.24cm" svg:y="10.652cm"><draw:text-box><text:p text:style-name="P2">kΩ </text:p></draw:text-box></draw:frame><draw:frame text:anchor-type="paragraph" draw:z-index="62" draw:name="Form1_61" draw:style-name="gr1" draw:text-style-name="P1" svg:width="3.001cm" svg:height="0.791cm" svg:x="4.24cm" svg:y="12.233cm"><draw:text-box><text:p text:style-name="P2">kΩ </text:p></draw:text-box></draw:frame><draw:frame text:anchor-type="paragraph" draw:z-index="63" draw:name="Form1_62" draw:style-name="gr1" draw:text-style-name="P1" svg:width="3.001cm" svg:height="0.791cm" svg:x="4.24cm" svg:y="13.023cm"><draw:text-box><text:p text:style-name="P2">kΩ </text:p></draw:text-box></draw:frame><draw:frame text:anchor-type="paragraph" draw:z-index="64" draw:name="Form1_63" draw:style-name="gr1" draw:text-style-name="P1" svg:width="3.001cm" svg:height="0.791cm" svg:x="4.24cm" svg:y="9.862cm"><draw:text-box><text:p text:style-name="P2">kΩ </text:p></draw:text-box></draw:frame><draw:frame text:anchor-type="paragraph" draw:z-index="65" draw:name="Form1_64" draw:style-name="gr1" draw:text-style-name="P1" svg:width="3.001cm" svg:height="0.791cm" svg:x="4.24cm" svg:y="13.813cm"><draw:text-box><text:p text:style-name="P2">kΩ </text:p></draw:text-box></draw:frame><draw:frame text:anchor-type="paragraph" draw:z-index="66" draw:name="Form1_65" draw:style-name="gr1" draw:text-style-name="P1" svg:width="3.001cm" svg:height="0.791cm" svg:x="4.24cm" svg:y="15.393cm"><draw:text-box><text:p text:style-name="P2">kΩ </text:p></draw:text-box></draw:frame><draw:frame text:anchor-type="paragraph" draw:z-index="67" draw:name="Form1_66" draw:style-name="gr1" draw:text-style-name="P1" svg:width="3.001cm" svg:height="0.791cm" svg:x="4.24cm" svg:y="16.184cm"><draw:text-box><text:p text:style-name="P2">kΩ </text:p></draw:text-box></draw:frame><draw:frame text:anchor-type="paragraph" draw:z-index="68" draw:name="Form1_67" draw:style-name="gr1" draw:text-style-name="P1" svg:width="3.001cm" svg:height="0.791cm" svg:x="4.24cm" svg:y="16.974cm"><draw:text-box><text:p text:style-name="P2">kΩ </text:p></draw:text-box></draw:frame><draw:frame text:anchor-type="paragraph" draw:z-index="69" draw:name="Form1_68" draw:style-name="gr1" draw:text-style-name="P1" svg:width="3.001cm" svg:height="0.791cm" svg:x="4.24cm" svg:y="17.764cm"><draw:text-box><text:p text:style-name="P2">kΩ </text:p></draw:text-box></draw:frame><draw:frame text:anchor-type="paragraph" draw:z-index="70" draw:name="Form1_69" draw:style-name="gr1" draw:text-style-name="P1" svg:width="3.001cm" svg:height="0.791cm" svg:x="4.24cm" svg:y="14.603cm"><draw:text-box><text:p text:style-name="P2">kΩ </text:p></draw:text-box></draw:frame><draw:frame text:anchor-type="paragraph" draw:z-index="71" draw:name="Form1_70" draw:style-name="gr1" draw:text-style-name="P1" svg:width="3.001cm" svg:height="0.791cm" svg:x="4.24cm" svg:y="18.554cm"><draw:text-box><text:p text:style-name="P2">kΩ </text:p></draw:text-box></draw:frame><draw:frame text:anchor-type="paragraph" draw:z-index="72" draw:name="Form1_71" draw:style-name="gr1" draw:text-style-name="P1" svg:width="3.001cm" svg:height="0.791cm" svg:x="10.241cm" svg:y="1.169cm"><draw:text-box><text:p text:style-name="P2"/></draw:text-box></draw:frame><draw:frame text:anchor-type="paragraph" draw:z-index="73" draw:name="Form1_72" draw:style-name="gr1" draw:text-style-name="P1" svg:width="3.001cm" svg:height="0.791cm" svg:x="10.241cm" svg:y="1.96cm"><draw:text-box><text:p text:style-name="P2"/></draw:text-box></draw:frame><draw:frame text:anchor-type="paragraph" draw:z-index="74" draw:name="Form1_73" draw:style-name="gr1" draw:text-style-name="P1" svg:width="3.001cm" svg:height="0.791cm" svg:x="10.241cm" svg:y="2.75cm"><draw:text-box><text:p text:style-name="P2"/></draw:text-box></draw:frame><draw:frame text:anchor-type="paragraph" draw:z-index="75" draw:name="Form1_74" draw:style-name="gr1" draw:text-style-name="P1" svg:width="3.001cm" svg:height="0.791cm" svg:x="10.241cm" svg:y="3.54cm"><draw:text-box><text:p text:style-name="P2"/></draw:text-box></draw:frame><draw:frame text:anchor-type="paragraph" draw:z-index="76" draw:name="Form1_75" draw:style-name="gr1" draw:text-style-name="P1" svg:width="3.001cm" svg:height="0.791cm" svg:x="10.241cm" svg:y="0.379cm"><draw:text-box><text:p text:style-name="P2"><text:span text:style-name="T1"><text:s/></text:span></text:p></draw:text-box></draw:frame><draw:frame text:anchor-type="paragraph" draw:z-index="77" draw:name="Form1_76" draw:style-name="gr1" draw:text-style-name="P1" svg:width="3.001cm" svg:height="0.791cm" svg:x="10.241cm" svg:y="4.33cm"><draw:text-box><text:p text:style-name="P2"/></draw:text-box></draw:frame><draw:frame text:anchor-type="paragraph" draw:z-index="78" draw:name="Form1_77" draw:style-name="gr1" draw:text-style-name="P1" svg:width="3.001cm" svg:height="0.791cm" svg:x="10.241cm" svg:y="5.911cm"><draw:text-box><text:p text:style-name="P2"/></draw:text-box></draw:frame><draw:frame text:anchor-type="paragraph" draw:z-index="79" draw:name="Form1_78" draw:style-name="gr1" draw:text-style-name="P1" svg:width="3.001cm" svg:height="0.791cm" svg:x="10.241cm" svg:y="6.701cm"><draw:text-box><text:p text:style-name="P2"/></draw:text-box></draw:frame><draw:frame text:anchor-type="paragraph" draw:z-index="80" draw:name="Form1_79" draw:style-name="gr1" draw:text-style-name="P1" svg:width="3.001cm" svg:height="0.791cm" svg:x="10.241cm" svg:y="7.491cm"><draw:text-box><text:p text:style-name="P2"/></draw:text-box></draw:frame><draw:frame text:anchor-type="paragraph" draw:z-index="81" draw:name="Form1_80" draw:style-name="gr1" draw:text-style-name="P1" svg:width="3.001cm" svg:height="0.791cm" svg:x="10.241cm" svg:y="8.281cm"><draw:text-box><text:p text:style-name="P2"/></draw:text-box></draw:frame><draw:frame text:anchor-type="paragraph" draw:z-index="82" draw:name="Form1_81" draw:style-name="gr1" draw:text-style-name="P1" svg:width="3.001cm" svg:height="0.791cm" svg:x="10.241cm" svg:y="5.121cm"><draw:text-box><text:p text:style-name="P2"/></draw:text-box></draw:frame><draw:frame text:anchor-type="paragraph" draw:z-index="83" draw:name="Form1_82" draw:style-name="gr1" draw:text-style-name="P1" svg:width="3.001cm" svg:height="0.791cm" svg:x="10.241cm" svg:y="9.072cm"><draw:text-box><text:p text:style-name="P2"/></draw:text-box></draw:frame><draw:frame text:anchor-type="paragraph" draw:z-index="84" draw:name="Form1_83" draw:style-name="gr1" draw:text-style-name="P1" svg:width="3.001cm" svg:height="0.791cm" svg:x="10.241cm" svg:y="10.652cm"><draw:text-box><text:p text:style-name="P2"/></draw:text-box></draw:frame><draw:frame text:anchor-type="paragraph" draw:z-index="85" draw:name="Form1_84" draw:style-name="gr1" draw:text-style-name="P1" svg:width="3.001cm" svg:height="0.791cm" svg:x="10.241cm" svg:y="12.233cm"><draw:text-box><text:p text:style-name="P2"/></draw:text-box></draw:frame><draw:frame text:anchor-type="paragraph" draw:z-index="86" draw:name="Form1_85" draw:style-name="gr1" draw:text-style-name="P1" svg:width="3.001cm" svg:height="0.791cm" svg:x="10.241cm" svg:y="13.023cm"><draw:text-box><text:p text:style-name="P2"/></draw:text-box></draw:frame><draw:frame text:anchor-type="paragraph" draw:z-index="87" draw:name="Form1_86" draw:style-name="gr1" draw:text-style-name="P1" svg:width="3.001cm" svg:height="0.791cm" svg:x="10.241cm" svg:y="9.862cm"><draw:text-box><text:p text:style-name="P2"/></draw:text-box></draw:frame><draw:frame text:anchor-type="paragraph" draw:z-index="88" draw:name="Form1_87" draw:style-name="gr1" draw:text-style-name="P1" svg:width="3.001cm" svg:height="0.791cm" svg:x="10.241cm" svg:y="13.813cm"><draw:text-box><text:p text:style-name="P2"/></draw:text-box></draw:frame><draw:frame text:anchor-type="paragraph" draw:z-index="89" draw:name="Form1_88" draw:style-name="gr1" draw:text-style-name="P1" svg:width="3.001cm" svg:height="0.791cm" svg:x="10.241cm" svg:y="15.393cm"><draw:text-box><text:p text:style-name="P2"/></draw:text-box></draw:frame><draw:frame text:anchor-type="paragraph" draw:z-index="90" draw:name="Form1_89" draw:style-name="gr1" draw:text-style-name="P1" svg:width="3.001cm" svg:height="0.791cm" svg:x="10.241cm" svg:y="16.184cm"><draw:text-box><text:p text:style-name="P2"/></draw:text-box></draw:frame><draw:frame text:anchor-type="paragraph" draw:z-index="91" draw:name="Form1_90" draw:style-name="gr1" draw:text-style-name="P1" svg:width="3.001cm" svg:height="0.791cm" svg:x="10.241cm" svg:y="16.974cm"><draw:text-box><text:p text:style-name="P2"/></draw:text-box></draw:frame><draw:frame text:anchor-type="paragraph" draw:z-index="92" draw:name="Form1_91" draw:style-name="gr1" draw:text-style-name="P1" svg:width="3.001cm" svg:height="0.791cm" svg:x="10.241cm" svg:y="17.764cm"><draw:text-box><text:p text:style-name="P2"/></draw:text-box></draw:frame><draw:frame text:anchor-type="paragraph" draw:z-index="93" draw:name="Form1_92" draw:style-name="gr1" draw:text-style-name="P1" svg:width="3.001cm" svg:height="0.791cm" svg:x="10.241cm" svg:y="14.603cm"><draw:text-box><text:p text:style-name="P2"/></draw:text-box></draw:frame><draw:frame text:anchor-type="paragraph" draw:z-index="94" draw:name="Form1_93" draw:style-name="gr1" draw:text-style-name="P1" svg:width="3.001cm" svg:height="0.791cm" svg:x="10.241cm" svg:y="18.554cm"><draw:text-box><text:p text:style-name="P2"/></draw:text-box></draw:frame><draw:frame text:anchor-type="paragraph" draw:z-index="95" draw:name="Form1_94" draw:style-name="gr1" draw:text-style-name="P1" svg:width="3.001cm" svg:height="0.791cm" svg:x="4.24cm" svg:y="11.442cm"><draw:text-box><text:p text:style-name="P2">kΩ </text:p></draw:text-box></draw:frame><draw:frame text:anchor-type="paragraph" draw:z-index="96" draw:name="Form1_95" draw:style-name="gr1" draw:text-style-name="P1" svg:width="3.001cm" svg:height="0.791cm" svg:x="7.241cm" svg:y="11.442cm"><draw:text-box><text:p text:style-name="P2"/></draw:text-box></draw:frame><draw:frame text:anchor-type="paragraph" draw:z-index="97" draw:name="Form1_96" draw:style-name="gr1" draw:text-style-name="P1" svg:width="3.001cm" svg:height="0.791cm" svg:x="10.241cm" svg:y="11.442cm"><draw:text-box><text:p text:style-name="P2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Rounded MT Bold" svg:font-family="'Arial Rounded MT Bold'"/>
    <style:font-face style:name="Nachlieli CLM" svg:font-family="'Nachlieli CLM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1T16:13:57.678000000</meta:creation-date>
    <meta:print-date>2023-03-11T16:20:46.659000000</meta:print-date>
    <dc:date>2023-03-11T17:18:17.775000000</dc:date>
    <meta:editing-duration>PT2M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0.3$Windows_X86_64 LibreOffice_project/f6099ecf3d29644b5008cc8f48f42f4a40986e4c</meta:generator>
  </office:meta>
</office:document-meta>
</file>